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normal" officeooo:rsid="01cd8c35" officeooo:paragraph-rsid="01cd8c35" style:font-style-asian="normal" style:font-style-complex="normal"/>
    </style:style>
    <style:style style:name="P2" style:family="paragraph" style:parent-style-name="Standard">
      <style:text-properties fo:font-size="11pt" fo:font-style="normal" officeooo:rsid="01cddf74" officeooo:paragraph-rsid="01cddf74" style:font-size-asian="9.60000038146973pt" style:font-style-asian="normal" style:font-size-complex="11pt" style:font-style-complex="normal"/>
    </style:style>
    <style:style style:name="P3" style:family="paragraph" style:parent-style-name="Standard">
      <style:text-properties fo:font-size="11pt" fo:font-style="normal" officeooo:rsid="01cfccf9" officeooo:paragraph-rsid="01cfccf9" style:font-size-asian="9.60000038146973pt" style:font-style-asian="normal" style:font-size-complex="11pt" style:font-style-complex="normal"/>
    </style:style>
    <style:style style:name="P4" style:family="paragraph" style:parent-style-name="Standard">
      <style:text-properties fo:font-size="11pt" fo:font-style="normal" officeooo:rsid="01d88ff4" officeooo:paragraph-rsid="01d88ff4" style:font-size-asian="9.60000038146973pt" style:font-style-asian="normal" style:font-size-complex="11pt" style:font-style-complex="normal"/>
    </style:style>
    <style:style style:name="P5" style:family="paragraph" style:parent-style-name="Standard">
      <style:text-properties fo:font-size="11pt" fo:font-style="normal" officeooo:rsid="01edea07" officeooo:paragraph-rsid="01edea07" style:font-size-asian="9.60000038146973pt" style:font-style-asian="normal" style:font-size-complex="11pt" style:font-style-complex="normal"/>
    </style:style>
    <style:style style:name="P6" style:family="paragraph" style:parent-style-name="Standard">
      <style:text-properties fo:font-size="11pt" fo:font-style="normal" officeooo:rsid="01f188d1" officeooo:paragraph-rsid="01f188d1" style:font-size-asian="9.60000038146973pt" style:font-style-asian="normal" style:font-size-complex="11pt" style:font-style-complex="normal"/>
    </style:style>
    <style:style style:name="P7" style:family="paragraph" style:parent-style-name="Standard">
      <style:text-properties fo:font-size="11pt" fo:font-style="normal" officeooo:rsid="01fa2e8c" officeooo:paragraph-rsid="01fa2e8c" style:font-size-asian="9.60000038146973pt" style:font-style-asian="normal" style:font-size-complex="11pt" style:font-style-complex="normal"/>
    </style:style>
    <style:style style:name="P8" style:family="paragraph" style:parent-style-name="Standard" style:list-style-name="L1">
      <style:text-properties fo:font-size="11pt" fo:font-style="italic" officeooo:rsid="01cddf74" officeooo:paragraph-rsid="01cddf74" style:font-size-asian="9.60000038146973pt" style:font-style-asian="italic" style:font-size-complex="11pt" style:font-style-complex="italic"/>
    </style:style>
    <style:style style:name="P9" style:family="paragraph" style:parent-style-name="Standard" style:list-style-name="L1">
      <style:text-properties fo:font-size="11pt" fo:font-style="italic" officeooo:rsid="01d77ba8" officeooo:paragraph-rsid="01d77ba8" style:font-size-asian="9.60000038146973pt" style:font-style-asian="italic" style:font-size-complex="11pt" style:font-style-complex="italic"/>
    </style:style>
    <style:style style:name="P10" style:family="paragraph" style:parent-style-name="Standard" style:list-style-name="L1">
      <style:text-properties fo:font-size="11pt" fo:font-style="italic" officeooo:rsid="01d79eaa" officeooo:paragraph-rsid="01d79eaa" style:font-size-asian="9.60000038146973pt" style:font-style-asian="italic" style:font-size-complex="11pt" style:font-style-complex="italic"/>
    </style:style>
    <style:style style:name="P11" style:family="paragraph" style:parent-style-name="Standard" style:list-style-name="L1">
      <style:text-properties fo:font-size="11pt" fo:font-style="italic" officeooo:rsid="01e42878" officeooo:paragraph-rsid="01e42878" style:font-size-asian="9.60000038146973pt" style:font-style-asian="italic" style:font-size-complex="11pt" style:font-style-complex="italic"/>
    </style:style>
    <style:style style:name="P12" style:family="paragraph" style:parent-style-name="Standard" style:list-style-name="L1">
      <style:text-properties fo:font-size="11pt" fo:font-style="italic" officeooo:rsid="01e9aacf" officeooo:paragraph-rsid="01e9aacf" style:font-size-asian="9.60000038146973pt" style:font-style-asian="italic" style:font-size-complex="11pt" style:font-style-complex="italic"/>
    </style:style>
    <style:style style:name="P13" style:family="paragraph" style:parent-style-name="Standard" style:list-style-name="L1">
      <style:text-properties fo:font-size="11pt" fo:font-style="italic" officeooo:rsid="01f2b554" officeooo:paragraph-rsid="01f2b554" style:font-size-asian="9.60000038146973pt" style:font-style-asian="italic" style:font-size-complex="11pt" style:font-style-complex="italic"/>
    </style:style>
    <style:style style:name="P14" style:family="paragraph" style:parent-style-name="Standard" style:list-style-name="L1">
      <style:text-properties fo:font-size="11pt" fo:font-style="italic" officeooo:rsid="01f2f1ad" officeooo:paragraph-rsid="01f2f1ad" style:font-size-asian="9.60000038146973pt" style:font-style-asian="italic" style:font-size-complex="11pt" style:font-style-complex="italic"/>
    </style:style>
    <style:style style:name="P15" style:family="paragraph" style:parent-style-name="Standard" style:list-style-name="L1">
      <style:text-properties fo:font-size="11pt" fo:font-style="italic" officeooo:rsid="01f4a653" officeooo:paragraph-rsid="01f4a653" style:font-size-asian="9.60000038146973pt" style:font-style-asian="italic" style:font-size-complex="11pt" style:font-style-complex="italic"/>
    </style:style>
    <style:style style:name="P16" style:family="paragraph" style:parent-style-name="Standard" style:list-style-name="L1">
      <style:text-properties fo:font-size="11pt" fo:font-style="italic" officeooo:rsid="01f7a9d7" officeooo:paragraph-rsid="01f7a9d7" style:font-size-asian="9.60000038146973pt" style:font-style-asian="italic" style:font-size-complex="11pt" style:font-style-complex="italic"/>
    </style:style>
    <style:style style:name="P17" style:family="paragraph" style:parent-style-name="Standard" style:list-style-name="L2">
      <style:text-properties fo:font-size="11pt" fo:font-style="normal" officeooo:rsid="01cfccf9" officeooo:paragraph-rsid="01cfccf9" style:font-size-asian="9.60000038146973pt" style:font-style-asian="normal" style:font-size-complex="11pt" style:font-style-complex="normal"/>
    </style:style>
    <style:style style:name="P18" style:family="paragraph" style:parent-style-name="Standard" style:list-style-name="L2">
      <style:text-properties fo:font-size="11pt" fo:font-style="normal" officeooo:rsid="01d02035" officeooo:paragraph-rsid="01d02035" style:font-size-asian="9.60000038146973pt" style:font-style-asian="normal" style:font-size-complex="11pt" style:font-style-complex="normal"/>
    </style:style>
    <style:style style:name="P19" style:family="paragraph" style:parent-style-name="Standard" style:list-style-name="L2">
      <style:text-properties fo:font-size="11pt" fo:font-style="normal" officeooo:rsid="01d177e1" officeooo:paragraph-rsid="01d177e1" style:font-size-asian="9.60000038146973pt" style:font-style-asian="normal" style:font-size-complex="11pt" style:font-style-complex="normal"/>
    </style:style>
    <style:style style:name="P20" style:family="paragraph" style:parent-style-name="Standard" style:list-style-name="L2">
      <style:text-properties fo:font-size="11pt" fo:font-style="normal" officeooo:rsid="01d26907" officeooo:paragraph-rsid="01d26907" style:font-size-asian="9.60000038146973pt" style:font-style-asian="normal" style:font-size-complex="11pt" style:font-style-complex="normal"/>
    </style:style>
    <style:style style:name="P21" style:family="paragraph" style:parent-style-name="Standard" style:list-style-name="L2">
      <style:text-properties fo:font-size="11pt" fo:font-style="normal" officeooo:rsid="01d3f3a3" officeooo:paragraph-rsid="01d3f3a3" style:font-size-asian="9.60000038146973pt" style:font-style-asian="normal" style:font-size-complex="11pt" style:font-style-complex="normal"/>
    </style:style>
    <style:style style:name="P22" style:family="paragraph" style:parent-style-name="Standard" style:list-style-name="L2">
      <style:text-properties fo:font-size="11pt" fo:font-style="normal" officeooo:rsid="01d58525" officeooo:paragraph-rsid="01d58525" style:font-size-asian="9.60000038146973pt" style:font-style-asian="normal" style:font-size-complex="11pt" style:font-style-complex="normal"/>
    </style:style>
    <style:style style:name="P23" style:family="paragraph" style:parent-style-name="Standard" style:list-style-name="L2">
      <style:text-properties fo:font-size="11pt" fo:font-style="normal" officeooo:rsid="01e6e965" officeooo:paragraph-rsid="01e6e965" style:font-size-asian="9.60000038146973pt" style:font-style-asian="normal" style:font-size-complex="11pt" style:font-style-complex="normal"/>
    </style:style>
    <style:style style:name="P24" style:family="paragraph" style:parent-style-name="Standard" style:list-style-name="L2">
      <style:text-properties fo:font-size="11pt" fo:font-style="normal" officeooo:rsid="01e488d2" officeooo:paragraph-rsid="01e488d2" style:font-size-asian="9.60000038146973pt" style:font-style-asian="normal" style:font-size-complex="11pt" style:font-style-complex="normal"/>
    </style:style>
    <style:style style:name="P25" style:family="paragraph" style:parent-style-name="Standard" style:list-style-name="L2">
      <style:text-properties fo:font-size="11pt" fo:font-style="normal" officeooo:rsid="01e6119d" officeooo:paragraph-rsid="01e6119d" style:font-size-asian="9.60000038146973pt" style:font-style-asian="normal" style:font-size-complex="11pt" style:font-style-complex="normal"/>
    </style:style>
    <style:style style:name="P26" style:family="paragraph" style:parent-style-name="Standard" style:list-style-name="L3">
      <style:text-properties fo:font-size="11pt" fo:font-style="normal" officeooo:rsid="01da4e54" officeooo:paragraph-rsid="01da4e54" style:font-size-asian="9.60000038146973pt" style:font-style-asian="normal" style:font-size-complex="11pt" style:font-style-complex="normal"/>
    </style:style>
    <style:style style:name="P27" style:family="paragraph" style:parent-style-name="Standard" style:list-style-name="L3">
      <style:text-properties fo:font-size="11pt" fo:font-style="normal" officeooo:rsid="01db38fc" officeooo:paragraph-rsid="01db38fc" style:font-size-asian="9.60000038146973pt" style:font-style-asian="normal" style:font-size-complex="11pt" style:font-style-complex="normal"/>
    </style:style>
    <style:style style:name="P28" style:family="paragraph" style:parent-style-name="Standard" style:list-style-name="L3">
      <style:text-properties fo:font-size="11pt" fo:font-style="normal" officeooo:rsid="01dbcaab" officeooo:paragraph-rsid="01dbcaab" style:font-size-asian="9.60000038146973pt" style:font-style-asian="normal" style:font-size-complex="11pt" style:font-style-complex="normal"/>
    </style:style>
    <style:style style:name="P29" style:family="paragraph" style:parent-style-name="Standard" style:list-style-name="L3">
      <style:text-properties fo:font-size="11pt" fo:font-style="normal" officeooo:rsid="01dc0b54" officeooo:paragraph-rsid="01dc0b54" style:font-size-asian="9.60000038146973pt" style:font-style-asian="normal" style:font-size-complex="11pt" style:font-style-complex="normal"/>
    </style:style>
    <style:style style:name="P30" style:family="paragraph" style:parent-style-name="Standard" style:list-style-name="L3">
      <style:text-properties fo:font-size="11pt" fo:font-style="normal" officeooo:rsid="01dd793f" officeooo:paragraph-rsid="01dd793f" style:font-size-asian="9.60000038146973pt" style:font-style-asian="normal" style:font-size-complex="11pt" style:font-style-complex="normal"/>
    </style:style>
    <style:style style:name="P31" style:family="paragraph" style:parent-style-name="Standard" style:list-style-name="L3">
      <style:text-properties fo:font-size="11pt" fo:font-style="normal" officeooo:rsid="01df30ba" officeooo:paragraph-rsid="01df30ba" style:font-size-asian="9.60000038146973pt" style:font-style-asian="normal" style:font-size-complex="11pt" style:font-style-complex="normal"/>
    </style:style>
    <style:style style:name="P32" style:family="paragraph" style:parent-style-name="Standard" style:list-style-name="L3">
      <style:text-properties fo:font-size="11pt" fo:font-style="normal" officeooo:rsid="01e1eeb3" officeooo:paragraph-rsid="01e1eeb3" style:font-size-asian="9.60000038146973pt" style:font-style-asian="normal" style:font-size-complex="11pt" style:font-style-complex="normal"/>
    </style:style>
    <style:style style:name="P33" style:family="paragraph" style:parent-style-name="Standard" style:list-style-name="L3">
      <style:text-properties fo:font-size="11pt" fo:font-style="normal" officeooo:rsid="01e23645" officeooo:paragraph-rsid="01e23645" style:font-size-asian="9.60000038146973pt" style:font-style-asian="normal" style:font-size-complex="11pt" style:font-style-complex="normal"/>
    </style:style>
    <style:style style:name="P34" style:family="paragraph" style:parent-style-name="Standard" style:list-style-name="L4">
      <style:text-properties fo:font-size="11pt" fo:font-style="normal" officeooo:rsid="01ee0cbf" officeooo:paragraph-rsid="01ee0cbf" style:font-size-asian="9.60000038146973pt" style:font-style-asian="normal" style:font-size-complex="11pt" style:font-style-complex="normal"/>
    </style:style>
    <style:style style:name="P35" style:family="paragraph" style:parent-style-name="Standard" style:list-style-name="L4">
      <style:text-properties fo:font-size="11pt" fo:font-style="normal" officeooo:rsid="01ef7517" officeooo:paragraph-rsid="01ee0cbf" style:font-size-asian="9.60000038146973pt" style:font-style-asian="normal" style:font-size-complex="11pt" style:font-style-complex="normal"/>
    </style:style>
    <style:style style:name="P36" style:family="paragraph" style:parent-style-name="Standard" style:list-style-name="L4">
      <style:text-properties fo:font-size="11pt" fo:font-style="normal" officeooo:rsid="01f0c730" officeooo:paragraph-rsid="01f0c730" style:font-size-asian="9.60000038146973pt" style:font-style-asian="normal" style:font-size-complex="11pt" style:font-style-complex="normal"/>
    </style:style>
    <style:style style:name="P37" style:family="paragraph" style:parent-style-name="Standard" style:list-style-name="L5">
      <style:text-properties fo:font-size="11pt" fo:font-style="normal" officeooo:rsid="01f1d93c" officeooo:paragraph-rsid="01f1d93c" style:font-size-asian="9.60000038146973pt" style:font-style-asian="normal" style:font-size-complex="11pt" style:font-style-complex="normal"/>
    </style:style>
    <style:style style:name="P38" style:family="paragraph" style:parent-style-name="Standard" style:list-style-name="L6">
      <style:text-properties fo:font-size="11pt" fo:font-style="normal" officeooo:rsid="01fa2e8c" officeooo:paragraph-rsid="01fa2e8c" style:font-size-asian="9.60000038146973pt" style:font-style-asian="normal" style:font-size-complex="11pt" style:font-style-complex="normal"/>
    </style:style>
    <style:style style:name="P39" style:family="paragraph" style:parent-style-name="Standard" style:list-style-name="L6">
      <style:text-properties fo:font-size="11pt" fo:font-style="normal" officeooo:rsid="01fbef16" officeooo:paragraph-rsid="01fbef16" style:font-size-asian="9.60000038146973pt" style:font-style-asian="normal" style:font-size-complex="11pt" style:font-style-complex="normal"/>
    </style:style>
    <style:style style:name="P40" style:family="paragraph" style:parent-style-name="Standard" style:list-style-name="L6">
      <style:text-properties fo:font-size="11pt" fo:font-style="normal" officeooo:rsid="01fd67c8" officeooo:paragraph-rsid="01fd67c8" style:font-size-asian="9.60000038146973pt" style:font-style-asian="normal" style:font-size-complex="11pt" style:font-style-complex="normal"/>
    </style:style>
    <style:style style:name="P41" style:family="paragraph" style:parent-style-name="Standard" style:list-style-name="L6">
      <style:text-properties fo:font-size="11pt" fo:font-style="normal" officeooo:rsid="01fec8eb" officeooo:paragraph-rsid="01fec8eb" style:font-size-asian="9.60000038146973pt" style:font-style-asian="normal" style:font-size-complex="11pt" style:font-style-complex="normal"/>
    </style:style>
    <style:style style:name="P42" style:family="paragraph" style:parent-style-name="Standard" style:list-style-name="L6">
      <style:text-properties fo:font-size="11pt" fo:font-style="normal" officeooo:rsid="01ffc0b1" officeooo:paragraph-rsid="01ffc0b1" style:font-size-asian="9.60000038146973pt" style:font-style-asian="normal" style:font-size-complex="11pt" style:font-style-complex="normal"/>
    </style:style>
    <style:style style:name="P43" style:family="paragraph" style:parent-style-name="Standard" style:list-style-name="L6">
      <style:text-properties fo:font-size="11pt" fo:font-style="normal" officeooo:rsid="02001cd2" officeooo:paragraph-rsid="02001cd2" style:font-size-asian="9.60000038146973pt" style:font-style-asian="normal" style:font-size-complex="11pt" style:font-style-complex="normal"/>
    </style:style>
    <style:style style:name="P44" style:family="paragraph" style:parent-style-name="Standard" style:list-style-name="L6">
      <style:text-properties fo:font-size="11pt" fo:font-style="normal" officeooo:rsid="02003190" officeooo:paragraph-rsid="02003190" style:font-size-asian="9.60000038146973pt" style:font-style-asian="normal" style:font-size-complex="11pt" style:font-style-complex="normal"/>
    </style:style>
    <style:style style:name="P45" style:family="paragraph" style:parent-style-name="Standard" style:list-style-name="L6">
      <style:text-properties fo:font-size="11pt" fo:font-style="normal" officeooo:rsid="0200538a" officeooo:paragraph-rsid="0200538a" style:font-size-asian="9.60000038146973pt" style:font-style-asian="normal" style:font-size-complex="11pt" style:font-style-complex="normal"/>
    </style:style>
    <style:style style:name="P46" style:family="paragraph" style:parent-style-name="Standard" style:list-style-name="L6">
      <style:text-properties fo:font-size="11pt" fo:font-style="normal" officeooo:rsid="0204bb55" officeooo:paragraph-rsid="0204bb55" style:font-size-asian="9.60000038146973pt" style:font-style-asian="normal" style:font-size-complex="11pt" style:font-style-complex="normal"/>
    </style:style>
    <style:style style:name="P47" style:family="paragraph" style:parent-style-name="Standard" style:list-style-name="L6">
      <style:text-properties fo:font-size="11pt" fo:font-style="normal" officeooo:rsid="02067ede" officeooo:paragraph-rsid="02067ede" style:font-size-asian="9.60000038146973pt" style:font-style-asian="normal" style:font-size-complex="11pt" style:font-style-complex="normal"/>
    </style:style>
    <style:style style:name="P48" style:family="paragraph" style:parent-style-name="Standard" style:list-style-name="L6">
      <style:text-properties fo:font-size="11pt" fo:font-style="normal" officeooo:rsid="0207349f" officeooo:paragraph-rsid="0207349f" style:font-size-asian="9.60000038146973pt" style:font-style-asian="normal" style:font-size-complex="11pt" style:font-style-complex="normal"/>
    </style:style>
    <style:style style:name="P49" style:family="paragraph" style:parent-style-name="Standard" style:list-style-name="L6">
      <style:text-properties fo:font-size="11pt" fo:font-style="normal" officeooo:rsid="02086201" officeooo:paragraph-rsid="02086201" style:font-size-asian="9.60000038146973pt" style:font-style-asian="normal" style:font-size-complex="11pt" style:font-style-complex="normal"/>
    </style:style>
    <style:style style:name="P50" style:family="paragraph" style:parent-style-name="Standard" style:list-style-name="L6">
      <style:text-properties fo:font-size="11pt" fo:font-style="normal" officeooo:rsid="02086ab3" officeooo:paragraph-rsid="02086ab3" style:font-size-asian="9.60000038146973pt" style:font-style-asian="normal" style:font-size-complex="11pt" style:font-style-complex="normal"/>
    </style:style>
    <style:style style:name="P51" style:family="paragraph" style:parent-style-name="Standard" style:list-style-name="L6">
      <style:text-properties fo:font-size="11pt" fo:font-style="normal" officeooo:rsid="020883fd" officeooo:paragraph-rsid="020883fd" style:font-size-asian="9.60000038146973pt" style:font-style-asian="normal" style:font-size-complex="11pt" style:font-style-complex="normal"/>
    </style:style>
    <style:style style:name="P52" style:family="paragraph" style:parent-style-name="Standard" style:list-style-name="L6">
      <style:text-properties fo:font-size="11pt" fo:font-style="normal" officeooo:rsid="020a10e7" officeooo:paragraph-rsid="020a10e7" style:font-size-asian="9.60000038146973pt" style:font-style-asian="normal" style:font-size-complex="11pt" style:font-style-complex="normal"/>
    </style:style>
    <style:style style:name="P53" style:family="paragraph" style:parent-style-name="Standard" style:list-style-name="L6">
      <style:text-properties fo:font-size="11pt" fo:font-style="normal" officeooo:rsid="020b4e79" officeooo:paragraph-rsid="020b4e79" style:font-size-asian="9.60000038146973pt" style:font-style-asian="normal" style:font-size-complex="11pt" style:font-style-complex="normal"/>
    </style:style>
    <style:style style:name="P54" style:family="paragraph" style:parent-style-name="Standard" style:list-style-name="L6">
      <style:text-properties fo:font-size="11pt" fo:font-style="normal" officeooo:rsid="020d9395" officeooo:paragraph-rsid="020d9395" style:font-size-asian="9.60000038146973pt" style:font-style-asian="normal" style:font-size-complex="11pt" style:font-style-complex="normal"/>
    </style:style>
    <style:style style:name="P55" style:family="paragraph" style:parent-style-name="Standard" style:list-style-name="L6">
      <style:text-properties fo:font-size="11pt" fo:font-style="normal" officeooo:rsid="020df1d6" officeooo:paragraph-rsid="020df1d6" style:font-size-asian="9.60000038146973pt" style:font-style-asian="normal" style:font-size-complex="11pt" style:font-style-complex="normal"/>
    </style:style>
    <style:style style:name="P56" style:family="paragraph" style:parent-style-name="Standard" style:list-style-name="L6">
      <style:text-properties fo:font-size="11pt" fo:font-style="normal" officeooo:rsid="020e0966" officeooo:paragraph-rsid="020e0966" style:font-size-asian="9.60000038146973pt" style:font-style-asian="normal" style:font-size-complex="11pt" style:font-style-complex="normal"/>
    </style:style>
    <style:style style:name="T1" style:family="text">
      <style:text-properties fo:font-style="normal" style:font-style-asian="normal" style:font-style-complex="normal"/>
    </style:style>
    <style:style style:name="T2" style:family="text">
      <style:text-properties fo:font-style="normal" officeooo:rsid="01d79eaa"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1ed53e5" style:font-style-asian="normal" style:font-weight-asian="normal" style:font-style-complex="normal" style:font-weight-complex="normal"/>
    </style:style>
    <style:style style:name="T5" style:family="text">
      <style:text-properties fo:font-style="normal" fo:font-weight="normal" officeooo:rsid="01ed68ea" style:font-style-asian="normal" style:font-weight-asian="normal" style:font-style-complex="normal" style:font-weight-complex="normal"/>
    </style:style>
    <style:style style:name="T6" style:family="text">
      <style:text-properties fo:font-style="normal" fo:font-weight="normal" officeooo:rsid="01f2bdad" style:font-style-asian="normal" style:font-weight-asian="normal" style:font-style-complex="normal" style:font-weight-complex="normal"/>
    </style:style>
    <style:style style:name="T7" style:family="text">
      <style:text-properties fo:font-style="normal" fo:font-weight="normal" officeooo:rsid="01f4ed90" style:font-style-asian="normal" style:font-weight-asian="normal" style:font-style-complex="normal" style:font-weight-complex="normal"/>
    </style:style>
    <style:style style:name="T8" style:family="text">
      <style:text-properties fo:font-style="normal" fo:font-weight="normal" officeooo:rsid="01f58668" style:font-style-asian="normal" style:font-weight-asian="normal" style:font-style-complex="normal" style:font-weight-complex="normal"/>
    </style:style>
    <style:style style:name="T9" style:family="text">
      <style:text-properties fo:font-style="normal" fo:font-weight="normal" officeooo:rsid="01f81af7" style:font-style-asian="normal" style:font-weight-asian="normal" style:font-style-complex="normal" style:font-weight-complex="normal"/>
    </style:style>
    <style:style style:name="T10" style:family="text">
      <style:text-properties fo:font-style="normal" fo:font-weight="normal" officeooo:rsid="01f8cb87" style:font-style-asian="normal" style:font-weight-asian="normal" style:font-style-complex="normal" style:font-weight-complex="normal"/>
    </style:style>
    <style:style style:name="T11" style:family="text">
      <style:text-properties officeooo:rsid="01ce8060"/>
    </style:style>
    <style:style style:name="T12" style:family="text">
      <style:text-properties officeooo:rsid="01e0566b"/>
    </style:style>
    <style:style style:name="T13" style:family="text">
      <style:text-properties fo:font-style="italic" style:font-style-asian="italic" style:font-style-complex="italic"/>
    </style:style>
    <style:style style:name="T14" style:family="text">
      <style:text-properties officeooo:rsid="01e7c41a"/>
    </style:style>
    <style:style style:name="T15" style:family="text">
      <style:text-properties officeooo:rsid="01f23068"/>
    </style:style>
    <style:style style:name="T16" style:family="text">
      <style:text-properties fo:font-weight="normal" style:font-weight-asian="normal" style:font-weight-complex="normal"/>
    </style:style>
    <style:style style:name="T17" style:family="text">
      <style:text-properties fo:font-weight="normal" officeooo:rsid="01ed68ea" style:font-weight-asian="normal" style:font-weight-complex="normal"/>
    </style:style>
    <style:style style:name="T18" style:family="text">
      <style:text-properties fo:font-weight="normal" officeooo:rsid="01f2bdad" style:font-weight-asian="normal" style:font-weight-complex="normal"/>
    </style:style>
    <style:style style:name="T19" style:family="text">
      <style:text-properties fo:font-weight="normal" officeooo:rsid="01f58668" style:font-weight-asian="normal" style:font-weight-complex="normal"/>
    </style:style>
    <style:style style:name="T20" style:family="text">
      <style:text-properties officeooo:rsid="02001cd2"/>
    </style:style>
    <style:style style:name="T21" style:family="text">
      <style:text-properties officeooo:rsid="02081437"/>
    </style:style>
    <style:style style:name="T22" style:family="text">
      <style:text-properties officeooo:rsid="02086201"/>
    </style:style>
    <style:style style:name="T23" style:family="text">
      <style:text-properties officeooo:rsid="020c28a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4 - Securing Your Network</text:p>
      <text:p text:style-name="P1"/>
      <text:p text:style-name="P2">Definitions</text:p>
      <text:list xml:id="list1430647519" text:style-name="L1">
        <text:list-item>
          <text:p text:style-name="P8">intrustion detection system (IDS) - <text:span text:style-name="T1">monitor a network and sends alerts when suspicious activity on a system or network is detected</text:span></text:p>
        </text:list-item>
        <text:list-item>
          <text:p text:style-name="P8">intrusti<text:span text:style-name="T11">on</text:span> prevention systems (IPS) - <text:span text:style-name="T1">reacts to an attack in progress and prevents the attack from reaching systems and networks</text:span></text:p>
        </text:list-item>
        <text:list-item>
          <text:p text:style-name="P9">port mirror - <text:span text:style-name="T1">allows a switch to send all traffic received by the switch to a single port</text:span><text:span text:style-name="T2">. The traffic is then forwarded to a sensor or collector and forwarded to an NIDS</text:span></text:p>
        </text:list-item>
        <text:list-item>
          <text:p text:style-name="P10">taps<text:span text:style-name="T1"> - used on routers to capture all traffic sent through the switch, then forwarded to an IDS</text:span></text:p>
        </text:list-item>
        <text:list-item>
          <text:p text:style-name="P11">false positive - <text:span text:style-name="T1">an alert or alarm triggered on an event that is non-threatening, harmless or benign</text:span></text:p>
        </text:list-item>
        <text:list-item>
          <text:p text:style-name="P11">false negative - <text:span text:style-name="T1">when an attack is happening on the network, but the system does not detect it</text:span></text:p>
        </text:list-item>
        <text:list-item>
          <text:p text:style-name="P12">remote access trojan (RAT) - <text:span text:style-name="T4">trojan virus that allows an attack to take over control of a system from within</text:span><text:span text:style-name="T5">. If attacks were then made from the infected system, a NIPS would still be able to to prevent the attack from reaching the private network</text:span></text:p>
        </text:list-item>
        <text:list-item>
          <text:p text:style-name="P13"><text:span text:style-name="T17">s</text:span><text:span text:style-name="T16">oftware defined network (SDN) - </text:span><text:span text:style-name="T3">uses virtualization technologies to route traffic instead of using hardware routers and switches</text:span><text:span text:style-name="T6">. Seperates the data plane (logic used to forward or block traffic) and the control plane (logic used to identify the path to take)</text:span></text:p>
        </text:list-item>
        <text:list-item>
          <text:p text:style-name="P14"><text:span text:style-name="T18">h</text:span><text:span text:style-name="T16">oneypot - </text:span><text:span text:style-name="T3">server set to look as though it’s properly secured to attract an attacker aware from other resources. May use fake data, etc. Diverts attacker from the live network and allows for observation of the attacker while they are in the honeypot</text:span></text:p>
        </text:list-item>
        <text:list-item>
          <text:p text:style-name="P15"><text:span text:style-name="T16">honeynet - </text:span><text:span text:style-name="T7">group of honeypots within a separate network or zone, but accessible from an organizations primary network. Typically created using multiple virtual servers within a single physical server</text:span><text:span text:style-name="T8">. Also serves in keeping the attacker from the live network, and allows security professionals to monitor their actions</text:span></text:p>
        </text:list-item>
        <text:list-item>
          <text:p text:style-name="P16"><text:span text:style-name="T19">I</text:span><text:span text:style-name="T16">EEE 802.1x Security - </text:span><text:span text:style-name="T3">port based authentication protocol that requires users to authenticate when they connect to a specific wireless access point</text:span><text:span text:style-name="T9">, or specific physical port. Can be implemented in both wireless and wired networks. </text:span><text:span text:style-name="T10">Ensures only authorized clients can connect to a network</text:span></text:p>
        </text:list-item>
      </text:list>
      <text:p text:style-name="P2"/>
      <text:p text:style-name="P3">IDS’s and IPS’s</text:p>
      <text:list xml:id="list3901463973" text:style-name="L2">
        <text:list-item>
          <text:p text:style-name="P17">host-based intrusion detection system (HIDS) </text:p>
          <text:list>
            <text:list-item>
              <text:p text:style-name="P17">software installed on a system, such as a workstation or server</text:p>
            </text:list-item>
            <text:list-item>
              <text:p text:style-name="P17">monitors traffic passing through the system’s network interface card (NIC)</text:p>
            </text:list-item>
            <text:list-item>
              <text:p text:style-name="P18">many HIDS’s expanded to monitor application activity on the system</text:p>
            </text:list-item>
            <text:list-item>
              <text:p text:style-name="P19">can detect additional malware that a typical antivirus might miss</text:p>
            </text:list-item>
            <text:list-item>
              <text:p text:style-name="P20"><text:span text:style-name="T13">out-of-band</text:span> monitoring<text:span text:style-name="T14">, collecting data passively</text:span></text:p>
              <text:list>
                <text:list-item>
                  <text:p text:style-name="P20">data does not pass through HIDS, only monitored</text:p>
                </text:list-item>
              </text:list>
            </text:list-item>
          </text:list>
        </text:list-item>
        <text:list-item>
          <text:p text:style-name="P20">network-based intrusion detection system (NIDS)</text:p>
          <text:list>
            <text:list-item>
              <text:p text:style-name="P20">monitors activity on the network</text:p>
            </text:list-item>
            <text:list-item>
              <text:p text:style-name="P21">unable to detect an attack on an individual workstation or system unless the attack causes disruptions in the network</text:p>
            </text:list-item>
            <text:list-item>
              <text:p text:style-name="P22">Can only detect unencrypted traffic sent in plaintext</text:p>
            </text:list-item>
            <text:list-item>
              <text:p text:style-name="P23"><text:span text:style-name="T13">out-of-band</text:span> monitoring<text:span text:style-name="T14">, collects data passively</text:span></text:p>
            </text:list-item>
          </text:list>
        </text:list-item>
        <text:list-item>
          <text:p text:style-name="P24">IPS</text:p>
          <text:list>
            <text:list-item>
              <text:p text:style-name="P24">Can be either a host-based or a network-based</text:p>
            </text:list-item>
            <text:list-item>
              <text:p text:style-name="P24">Can detect, react and prevent attacks</text:p>
            </text:list-item>
            <text:list-item>
              <text:p text:style-name="P25">IPS is <text:span text:style-name="T13">inline</text:span> with the traffic, meaning the traffic passes directly through the IPS</text:p>
            </text:list-item>
          </text:list>
        </text:list-item>
      </text:list>
      <text:p text:style-name="P4">Detection Methods</text:p>
      <text:list xml:id="list2358150102" text:style-name="L3">
        <text:list-item>
          <text:p text:style-name="P26">Signature-Based IDS’s (also known as Definition based)</text:p>
          <text:list>
            <text:list-item>
              <text:p text:style-name="P26">uses a database of known vulnerabities or attack methods</text:p>
            </text:list-item>
            <text:list-item>
              <text:p text:style-name="P26">Detects attacks when the signature databse includes the attack definitions</text:p>
            </text:list-item>
            <text:list-item>
              <text:p text:style-name="P26">important to update signatures and definitions frequently</text:p>
            </text:list-item>
          </text:list>
        </text:list-item>
        <text:list-item>
          <text:p text:style-name="P27">Heuristic / Behavioral (also called anomaly-based)</text:p>
          <text:list>
            <text:list-item>
              <text:p text:style-name="P28"><text:soft-page-break/>baseline of normal network behavior is established</text:p>
            </text:list-item>
            <text:list-item>
              <text:p text:style-name="P28">IDS continously monitors the current network behavior with the baseline to detect abnormal activity</text:p>
            </text:list-item>
            <text:list-item>
              <text:p text:style-name="P29">Anytime an admin makes significant changes to the network, they should update the baseline</text:p>
            </text:list-item>
          </text:list>
        </text:list-item>
        <text:list-item>
          <text:p text:style-name="P30">Data Sources and Trends</text:p>
          <text:list>
            <text:list-item>
              <text:p text:style-name="P31">Any IDS type will use various data sources to collect information on activity and identify trends</text:p>
              <text:list>
                <text:list-item>
                  <text:p text:style-name="P31">firewall logs, application logs, system logs. </text:p>
                </text:list-item>
              </text:list>
            </text:list-item>
            <text:list-item>
              <text:p text:style-name="P31">Many IDS’s are capable of monitoring logs in real<text:span text:style-name="T12"> time.</text:span></text:p>
            </text:list-item>
          </text:list>
        </text:list-item>
        <text:list-item>
          <text:p text:style-name="P32">Reporting based on Rules</text:p>
          <text:list>
            <text:list-item>
              <text:p text:style-name="P33">IDS’ report on events based on rules configured within the IDS</text:p>
            </text:list-item>
            <text:list-item>
              <text:p text:style-name="P33">How the IDS handles the event (alarm or alert) is also configured within the IDS</text:p>
              <text:list>
                <text:list-item>
                  <text:p text:style-name="P33">Can send an email to the admin, or simply track the event in logs</text:p>
                </text:list-item>
              </text:list>
            </text:list-item>
          </text:list>
        </text:list-item>
      </text:list>
      <text:p text:style-name="P5">SSL / TLS Accelators</text:p>
      <text:list xml:id="list1671715518" text:style-name="L4">
        <text:list-item>
          <text:p text:style-name="P34">hardware devices focused on handling Transport Layer Security (TLS) Traffic</text:p>
        </text:list-item>
        <text:list-item>
          <text:p text:style-name="P35">By offloading the SSL / TLS process, the primary systems resources are spared and more readily available to the user</text:p>
        </text:list-item>
        <text:list-item>
          <text:p text:style-name="P36">Accelerator should be placed as close as possible to related devices</text:p>
        </text:list-item>
      </text:list>
      <text:p text:style-name="P6">SSL Decryptors</text:p>
      <text:list xml:id="list73918108" text:style-name="L5">
        <text:list-item>
          <text:p text:style-name="P37">Allows unencrypted traffic through</text:p>
        </text:list-item>
        <text:list-item>
          <text:p text:style-name="P37">If encrypted traffic is sent, the SSL decryptor establishes a HTTPS session with the sender. All data in transit is then monitored by the Decryptor</text:p>
        </text:list-item>
        <text:list-item>
          <text:p text:style-name="P37">Commonly used with a NIPS<text:span text:style-name="T15">, as encrypted traffic would otherwise pass through a NIPS</text:span></text:p>
        </text:list-item>
      </text:list>
      <text:p text:style-name="P7">Securing Wireless Networks</text:p>
      <text:list xml:id="list3163889786" text:style-name="L6">
        <text:list-item>
          <text:p text:style-name="P38">Wireless Network Basics</text:p>
          <text:list>
            <text:list-item>
              <text:p text:style-name="P38">Wireless Access Point (AP) - connects wireless clients to a wired network</text:p>
              <text:list>
                <text:list-item>
                  <text:p text:style-name="P39">All wireless routers are Access Points</text:p>
                </text:list-item>
                <text:list-item>
                  <text:p text:style-name="P39">Not all APs are wireless routers</text:p>
                </text:list-item>
                <text:list-item>
                  <text:p text:style-name="P40">Most AP’s include physical ports for wired access and a wireless transceiver for wireless clients</text:p>
                </text:list-item>
                <text:list-item>
                  <text:p text:style-name="P41">Fat Access Point - also known as a stand-alone, intelligent or autonomous AP</text:p>
                  <text:list>
                    <text:list-item>
                      <text:p text:style-name="P41">Includes everything needed to connect wireless clients to a wired network</text:p>
                    </text:list-item>
                    <text:list-item>
                      <text:p text:style-name="P42">FAT APs must be configured separately from each other</text:p>
                    </text:list-item>
                  </text:list>
                </text:list-item>
                <text:list-item>
                  <text:p text:style-name="P42">Thin Access Point <text:span text:style-name="T20">- also known as a controller-based AP</text:span></text:p>
                  <text:list>
                    <text:list-item>
                      <text:p text:style-name="P43">used in organizations where several APs are required</text:p>
                    </text:list-item>
                    <text:list-item>
                      <text:p text:style-name="P43">Wireless controller is used to configure and manage thin APs</text:p>
                    </text:list-item>
                    <text:list-item>
                      <text:p text:style-name="P44">Administration is confined to one place</text:p>
                    </text:list-item>
                  </text:list>
                </text:list-item>
              </text:list>
            </text:list-item>
            <text:list-item>
              <text:p text:style-name="P45">Band Selection and Channel Widths</text:p>
              <text:list>
                <text:list-item>
                  <text:p text:style-name="P46">Wireless networks use two primary radio bands: 2.<text:span text:style-name="T21">4</text:span> GHz and 5 GHz</text:p>
                  <text:list>
                    <text:list-item>
                      <text:p text:style-name="P47">devices don’t transmit exactly on 2.4 or 5 GHz, but within a range of channels starting at either 2.4 or 5 GHz</text:p>
                      <text:list>
                        <text:list-item>
                          <text:p text:style-name="P48">IEEE Standard: 802.11b <text:s text:c="3"/>Frequency Band: 2.4 GHz <text:s text:c="3"/>Channel Width: 22 MHz</text:p>
                        </text:list-item>
                        <text:list-item>
                          <text:p text:style-name="P48">IEEE Standard: 802.11g<text:span text:style-name="T21"> <text:s text:c="3"/>Frequency Band: 2.4 GHz</text:span> <text:s text:c="3"/><text:span text:style-name="T22">Channel Width: 20 MHz</text:span></text:p>
                        </text:list-item>
                        <text:list-item>
                          <text:p text:style-name="P49">IEEE Standard: 802.11n <text:s text:c="3"/>Frequency Band: 2.4 GHz/5 GHz Channel Width: 20 / 40 MHz</text:p>
                        </text:list-item>
                        <text:list-item>
                          <text:p text:style-name="P49">IEEE Standard: 802.11ac <text:s text:c="2"/>Frequency Band: 5 GHz <text:s text:c="3"/>Channel Width: 20/40/80/160 MHz</text:p>
                        </text:list-item>
                      </text:list>
                    </text:list-item>
                  </text:list>
                </text:list-item>
              </text:list>
            </text:list-item>
            <text:list-item>
              <text:p text:style-name="P50">Access Point SSID</text:p>
              <text:list>
                <text:list-item>
                  <text:p text:style-name="P50">AP’s are identified by a service set identifier (SSID), simply the name of the network</text:p>
                </text:list-item>
                <text:list-item>
                  <text:p text:style-name="P51">Disabling the broadcast of the SSID does not provide much additional security</text:p>
                </text:list-item>
              </text:list>
            </text:list-item>
            <text:list-item>
              <text:p text:style-name="P52">Media Access Control (MAC) Filtering</text:p>
              <text:list>
                <text:list-item>
                  <text:p text:style-name="P53">form of network access contr<text:span text:style-name="T23">ol, used with port security on switches and can be used to restrict access to wireless networks</text:span></text:p>
                </text:list-item>
              </text:list>
            </text:list-item>
            <text:list-item>
              <text:p text:style-name="P54">Antenna Types and Placement</text:p>
              <text:list>
                <text:list-item>
                  <text:p text:style-name="P54">Omnidirectional</text:p>
                  <text:list>
                    <text:list-item>
                      <text:p text:style-name="P54">transmit and receive signals in all directions at the same time</text:p>
                    </text:list-item>
                    <text:list-item>
                      <text:p text:style-name="P55"><text:soft-page-break/>Most commonly used wireless antenna on AP’s and wireless devices</text:p>
                    </text:list-item>
                  </text:list>
                </text:list-item>
                <text:list-item>
                  <text:p text:style-name="P56">Power and Signal Strength</text:p>
                  <text:list>
                    <text:list-item>
                      <text:p text:style-name="P56">Cannot modify the gain of an attena without changing it’s physical properties</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6:19:12.001000000</meta:creation-date>
    <meta:generator>LibreOffice/6.1.1.2$Windows_X86_64 LibreOffice_project/5d19a1bfa650b796764388cd8b33a5af1f5baa1b</meta:generator>
    <dc:date>2020-03-26T18:12:02.315000000</dc:date>
    <meta:editing-duration>P5DT20H35M51S</meta:editing-duration>
    <meta:editing-cycles>482</meta:editing-cycles>
    <meta:document-statistic meta:table-count="0" meta:image-count="0" meta:object-count="0" meta:page-count="3" meta:paragraph-count="86" meta:word-count="1108" meta:character-count="6472" meta:non-whitespace-character-count="5507"/>
  </office:meta>
</office:document-meta>
</file>